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officeooo:paragraph-rsid="00111a37"/>
    </style:style>
    <style:style style:name="P2" style:family="paragraph" style:parent-style-name="testo_20_normale">
      <style:paragraph-properties fo:text-align="justify" style:justify-single-word="false"/>
      <style:text-properties fo:language="it" fo:country="IT" officeooo:paragraph-rsid="00111a37"/>
    </style:style>
    <style:style style:name="P3" style:family="paragraph" style:parent-style-name="testo_20_normale">
      <style:paragraph-properties fo:text-align="justify" style:justify-single-word="false"/>
      <style:text-properties fo:language="it" fo:country="IT" officeooo:paragraph-rsid="001205b3"/>
    </style:style>
    <style:style style:name="P4" style:family="paragraph" style:parent-style-name="testo_20_normale">
      <style:paragraph-properties fo:text-align="justify" style:justify-single-word="false">
        <style:tab-stops/>
      </style:paragraph-properties>
      <style:text-properties fo:language="it" fo:country="IT" officeooo:paragraph-rsid="0017eeb3"/>
    </style:style>
    <style:style style:name="P5" style:family="paragraph" style:parent-style-name="testo_20_normale">
      <style:paragraph-properties fo:text-align="justify" style:justify-single-word="false"/>
      <style:text-properties fo:language="it" fo:country="IT" officeooo:rsid="001284bc" officeooo:paragraph-rsid="00111a37"/>
    </style:style>
    <style:style style:name="P6" style:family="paragraph" style:parent-style-name="testo_20_normale">
      <style:paragraph-properties fo:text-align="justify" style:justify-single-word="false"/>
      <style:text-properties fo:language="it" fo:country="IT" officeooo:rsid="00106efe" officeooo:paragraph-rsid="00111a37"/>
    </style:style>
    <style:style style:name="P7" style:family="paragraph" style:parent-style-name="testo_20_normale">
      <style:paragraph-properties fo:text-align="justify" style:justify-single-word="false">
        <style:tab-stops/>
      </style:paragraph-properties>
      <style:text-properties fo:language="it" fo:country="IT" officeooo:rsid="0017eeb3" officeooo:paragraph-rsid="0017eeb3"/>
    </style:style>
    <style:style style:name="P8" style:family="paragraph" style:parent-style-name="testo_20_normale">
      <style:paragraph-properties fo:text-align="justify" style:justify-single-word="false">
        <style:tab-stops/>
      </style:paragraph-properties>
      <style:text-properties fo:language="it" fo:country="IT" officeooo:rsid="0018437a" officeooo:paragraph-rsid="0018437a"/>
    </style:style>
    <style:style style:name="P9" style:family="paragraph" style:parent-style-name="testo_20_normale">
      <style:paragraph-properties fo:text-align="justify" style:justify-single-word="false"/>
      <style:text-properties officeooo:paragraph-rsid="00111a37"/>
    </style:style>
    <style:style style:name="P10" style:family="paragraph" style:parent-style-name="testo_20_normale">
      <style:paragraph-properties fo:text-align="justify" style:justify-single-word="false"/>
      <style:text-properties style:font-name="Arial" fo:language="it" fo:country="IT" officeooo:paragraph-rsid="00111a37"/>
    </style:style>
    <style:style style:name="P11" style:family="paragraph" style:parent-style-name="testo_20_normale">
      <style:paragraph-properties fo:margin-left="2.487cm" fo:margin-right="0cm" fo:text-align="justify" style:justify-single-word="false" fo:text-indent="-2.487cm" style:auto-text-indent="false"/>
      <style:text-properties fo:language="it" fo:country="IT" officeooo:paragraph-rsid="00111a37"/>
    </style:style>
    <style:style style:name="P12" style:family="paragraph" style:parent-style-name="testo_20_normale">
      <style:paragraph-properties fo:margin-left="2.487cm" fo:margin-right="0cm" fo:text-align="justify" style:justify-single-word="false" fo:text-indent="-2.487cm" style:auto-text-indent="false"/>
      <style:text-properties officeooo:paragraph-rsid="00111a37"/>
    </style:style>
    <style:style style:name="P13" style:family="paragraph" style:parent-style-name="testo_20_normale">
      <style:paragraph-properties fo:margin-left="0.979cm" fo:margin-right="0cm" fo:text-align="justify" style:justify-single-word="false" fo:text-indent="-0.979cm" style:auto-text-indent="false"/>
      <style:text-properties fo:language="it" fo:country="IT" officeooo:paragraph-rsid="00111a37"/>
    </style:style>
    <style:style style:name="P14" style:family="paragraph" style:parent-style-name="testo_20_normale">
      <style:paragraph-properties fo:margin-left="0.979cm" fo:margin-right="0cm" fo:text-align="justify" style:justify-single-word="false" fo:text-indent="-0.979cm" style:auto-text-indent="false"/>
      <style:text-properties style:font-name="Arial" fo:language="it" fo:country="IT" officeooo:paragraph-rsid="00111a37"/>
    </style:style>
    <style:style style:name="P15"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paragraph-rsid="0017eeb3"/>
    </style:style>
    <style:style style:name="P16"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rsid="0012916c" officeooo:paragraph-rsid="0012916c"/>
    </style:style>
    <style:style style:name="P17"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rsid="0014b875" officeooo:paragraph-rsid="0014b875"/>
    </style:style>
    <style:style style:name="P18"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rsid="0016174f" officeooo:paragraph-rsid="0016174f"/>
    </style:style>
    <style:style style:name="P19" style:family="paragraph" style:parent-style-name="testo_20_normale">
      <style:paragraph-properties fo:margin-left="0.026cm" fo:margin-right="0cm" fo:text-align="justify" style:justify-single-word="false" fo:text-indent="0cm" style:auto-text-indent="false">
        <style:tab-stops/>
      </style:paragraph-properties>
      <style:text-properties fo:language="it" fo:country="IT" officeooo:rsid="0017cbb4" officeooo:paragraph-rsid="0017cbb4"/>
    </style:style>
    <style:style style:name="P20" style:family="paragraph" style:parent-style-name="paragrafo">
      <style:text-properties fo:language="it" fo:country="IT" officeooo:paragraph-rsid="00111a37"/>
    </style:style>
    <style:style style:name="P21" style:family="paragraph" style:parent-style-name="paragrafo">
      <style:text-properties fo:language="it" fo:country="IT" officeooo:paragraph-rsid="001205b3"/>
    </style:style>
    <style:style style:name="P22" style:family="paragraph" style:parent-style-name="paragrafo">
      <style:text-properties officeooo:paragraph-rsid="00111a37"/>
    </style:style>
    <style:style style:name="P23" style:family="paragraph" style:parent-style-name="paragrafo">
      <style:text-properties officeooo:paragraph-rsid="0017cbb4"/>
    </style:style>
    <style:style style:name="P24" style:family="paragraph" style:parent-style-name="paragrafo">
      <style:text-properties officeooo:rsid="0017cbb4"/>
    </style:style>
    <style:style style:name="P25" style:family="paragraph" style:parent-style-name="paragrafo">
      <style:text-properties officeooo:rsid="00194eac"/>
    </style:style>
    <style:style style:name="P26" style:family="paragraph" style:parent-style-name="paragrafo">
      <style:text-properties officeooo:rsid="001b0a58"/>
    </style:style>
    <style:style style:name="P27" style:family="paragraph" style:parent-style-name="titolo">
      <style:text-properties fo:language="it" fo:country="IT" officeooo:paragraph-rsid="00111a37"/>
    </style:style>
    <style:style style:name="P28" style:family="paragraph" style:parent-style-name="titolo">
      <style:text-properties officeooo:rsid="001205b3"/>
    </style:style>
    <style:style style:name="P29" style:family="paragraph" style:parent-style-name="testo_20_normale">
      <style:paragraph-properties fo:margin-left="0.998cm" fo:margin-right="0cm" fo:text-align="justify" style:justify-single-word="false" fo:text-indent="-0.998cm" style:auto-text-indent="false">
        <style:tab-stops/>
      </style:paragraph-properties>
      <style:text-properties fo:language="it" fo:country="IT" officeooo:rsid="00106efe" officeooo:paragraph-rsid="00111a37"/>
    </style:style>
    <style:style style:name="P30" style:family="paragraph" style:parent-style-name="testo_20_normale">
      <style:paragraph-properties fo:margin-left="0.998cm" fo:margin-right="0cm" fo:text-align="justify" style:justify-single-word="false" fo:text-indent="-0.998cm" style:auto-text-indent="false">
        <style:tab-stops/>
      </style:paragraph-properties>
      <style:text-properties fo:language="it" fo:country="IT" officeooo:rsid="00106efe" officeooo:paragraph-rsid="001205b3"/>
    </style:style>
    <style:style style:name="P31" style:family="paragraph" style:parent-style-name="testo_20_normale">
      <style:paragraph-properties fo:margin-left="0.998cm" fo:margin-right="0cm" fo:text-align="justify" style:justify-single-word="false" fo:text-indent="-0.998cm" style:auto-text-indent="false">
        <style:tab-stops/>
      </style:paragraph-properties>
      <style:text-properties fo:language="it" fo:country="IT" officeooo:rsid="001205b3" officeooo:paragraph-rsid="001205b3"/>
    </style:style>
    <style:style style:name="P32"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205b3" officeooo:paragraph-rsid="001205b3"/>
    </style:style>
    <style:style style:name="P33"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7cbb4" officeooo:paragraph-rsid="0017cbb4"/>
    </style:style>
    <style:style style:name="P34"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94eac" officeooo:paragraph-rsid="00194eac"/>
    </style:style>
    <style:style style:name="P35"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b0a58" officeooo:paragraph-rsid="001b0a58"/>
    </style:style>
    <style:style style:name="P36" style:family="paragraph" style:parent-style-name="titolo" style:master-page-name="Standard">
      <style:paragraph-properties style:page-number="auto"/>
      <style:text-properties fo:language="it" fo:country="IT" officeooo:paragraph-rsid="00111a37"/>
    </style:style>
    <style:style style:name="P37" style:family="paragraph" style:parent-style-name="testo_20_normale" style:list-style-name="L1">
      <style:paragraph-properties fo:text-align="justify" style:justify-single-word="false">
        <style:tab-stops/>
      </style:paragraph-properties>
      <style:text-properties fo:language="it" fo:country="IT" officeooo:rsid="0017eeb3" officeooo:paragraph-rsid="0017eeb3"/>
    </style:style>
    <style:style style:name="P38" style:family="paragraph" style:parent-style-name="testo_20_normale" style:list-style-name="L2">
      <style:paragraph-properties fo:text-align="justify" style:justify-single-word="false">
        <style:tab-stops/>
      </style:paragraph-properties>
      <style:text-properties fo:language="it" fo:country="IT" officeooo:rsid="00194eac" officeooo:paragraph-rsid="00194eac"/>
    </style:style>
    <style:style style:name="P39" style:family="paragraph" style:parent-style-name="testo_20_normale" style:list-style-name="L3">
      <style:paragraph-properties fo:text-align="justify" style:justify-single-word="false">
        <style:tab-stops/>
      </style:paragraph-properties>
      <style:text-properties fo:language="it" fo:country="IT" officeooo:rsid="00194eac" officeooo:paragraph-rsid="00194eac"/>
    </style:style>
    <style:style style:name="P40" style:family="paragraph" style:parent-style-name="testo_20_normale" style:list-style-name="WWNum1">
      <style:paragraph-properties fo:margin-left="0.998cm" fo:margin-right="0cm" fo:text-align="justify" style:justify-single-word="false" fo:text-indent="-0.998cm" style:auto-text-indent="false">
        <style:tab-stops/>
      </style:paragraph-properties>
      <style:text-properties fo:language="it" fo:country="IT" officeooo:paragraph-rsid="00111a37"/>
    </style:style>
    <style:style style:name="P41" style:family="paragraph" style:parent-style-name="testo_20_normale" style:list-style-name="WWNum1">
      <style:paragraph-properties fo:margin-left="0.998cm" fo:margin-right="0cm" fo:text-align="justify" style:justify-single-word="false" fo:text-indent="-0.998cm" style:auto-text-indent="false">
        <style:tab-stops/>
      </style:paragraph-properties>
      <style:text-properties fo:language="it" fo:country="IT" officeooo:rsid="00106efe" officeooo:paragraph-rsid="00111a37"/>
    </style:style>
    <style:style style:name="P42" style:family="paragraph" style:parent-style-name="testo_20_normale">
      <style:paragraph-properties fo:margin-left="0.998cm" fo:margin-right="0cm" fo:text-align="justify" style:justify-single-word="false" fo:text-indent="-0.998cm" style:auto-text-indent="false">
        <style:tab-stops/>
      </style:paragraph-properties>
      <style:text-properties fo:language="it" fo:country="IT" officeooo:rsid="001205b3" officeooo:paragraph-rsid="001205b3"/>
    </style:style>
    <style:style style:name="P43" style:family="paragraph" style:parent-style-name="testo_20_normale" style:list-style-name="WWNum2">
      <style:paragraph-properties fo:margin-left="0.979cm" fo:margin-right="0cm" fo:text-align="justify" style:justify-single-word="false" fo:text-indent="-0.979cm" style:auto-text-indent="false">
        <style:tab-stops/>
      </style:paragraph-properties>
      <style:text-properties fo:language="it" fo:country="IT" officeooo:paragraph-rsid="00111a37"/>
    </style:style>
    <style:style style:name="P44" style:family="paragraph" style:parent-style-name="testo_20_normale">
      <style:paragraph-properties fo:margin-left="0cm" fo:margin-right="0cm" fo:text-align="start" style:justify-single-word="false" fo:text-indent="0cm" style:auto-text-indent="false">
        <style:tab-stops/>
      </style:paragraph-properties>
      <style:text-properties fo:color="#eb613d" fo:language="it" fo:country="IT" officeooo:rsid="001ce9e8" officeooo:paragraph-rsid="001ce9e8"/>
    </style:style>
    <style:style style:name="P45" style:family="paragraph" style:parent-style-name="testo_20_normale">
      <style:paragraph-properties fo:margin-left="0cm" fo:margin-right="0cm" fo:text-align="justify" style:justify-single-word="false" fo:text-indent="0cm" style:auto-text-indent="false">
        <style:tab-stops/>
      </style:paragraph-properties>
      <style:text-properties fo:color="#eb613d" fo:language="it" fo:country="IT" officeooo:rsid="001ce9e8" officeooo:paragraph-rsid="001ce9e8"/>
    </style:style>
    <style:style style:name="P46"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ce9e8" officeooo:paragraph-rsid="001ce9e8"/>
    </style:style>
    <style:style style:name="P47"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205b3" officeooo:paragraph-rsid="001e80f1"/>
    </style:style>
    <style:style style:name="P48"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205b3" officeooo:paragraph-rsid="001e80f1"/>
    </style:style>
    <style:style style:name="P49" style:family="paragraph" style:parent-style-name="testo_20_normale">
      <style:paragraph-properties fo:margin-left="0cm" fo:margin-right="0cm" fo:text-align="justify" style:justify-single-word="false" fo:text-indent="0cm" style:auto-text-indent="false">
        <style:tab-stops/>
      </style:paragraph-properties>
      <style:text-properties fo:language="it" fo:country="IT" officeooo:rsid="001205b3" officeooo:paragraph-rsid="0020055f"/>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officeooo:rsid="0010a90c"/>
    </style:style>
    <style:style style:name="T4" style:family="text">
      <style:text-properties officeooo:rsid="00111a37"/>
    </style:style>
    <style:style style:name="T5" style:family="text">
      <style:text-properties fo:color="#ff0000" style:font-name="Arial" fo:language="it" fo:country="IT" fo:font-weight="bold" style:font-weight-asian="bold" style:font-weight-complex="bold"/>
    </style:style>
    <style:style style:name="T6" style:family="text">
      <style:text-properties officeooo:rsid="001205b3"/>
    </style:style>
    <style:style style:name="T7" style:family="text">
      <style:text-properties officeooo:rsid="0016174f"/>
    </style:style>
    <style:style style:name="T8" style:family="text">
      <style:text-properties officeooo:rsid="0017cbb4"/>
    </style:style>
    <style:style style:name="T9" style:family="text">
      <style:text-properties officeooo:rsid="0017eeb3"/>
    </style:style>
    <style:style style:name="T10" style:family="text">
      <style:text-properties officeooo:rsid="0018437a"/>
    </style:style>
    <style:style style:name="T11" style:family="text">
      <style:text-properties officeooo:rsid="001e80f1"/>
    </style:style>
    <style:style style:name="T12" style:family="text">
      <style:text-properties officeooo:rsid="0020055f"/>
    </style:style>
    <text:list-style style:name="L1">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nalisi del problema</text:p>
      <text:p text:style-name="P2"/>
      <text:p text:style-name="P2"/>
      <text:p text:style-name="P20">Stazioni e applicazioni</text:p>
      <text:p text:style-name="P2">Si deve realizzare una simulazione di trasmissione WiFi in cui:</text:p>
      <text:list xml:id="list6839270519833978858" text:style-name="WWNum1">
        <text:list-item>
          <text:p text:style-name="P40">sono presenti 4 stazioni</text:p>
        </text:list-item>
        <text:list-item>
          <text:p text:style-name="P40">sta1, sta2, st4 si vedono</text:p>
        </text:list-item>
        <text:list-item>
          <text:p text:style-name="P40">sta3, sta4 si vedono</text:p>
        </text:list-item>
      </text:list>
      <text:p text:style-name="P9"><text:span text:style-name="T1">I messaggi possono essere scambiati solo tra le stazioni visibili (quindi per esempio una comunicazione sta1 </text:span><text:span text:style-name="T2">- </text:span><text:span text:style-name="T1">sta4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il sistema di trasmissione esente da guasti.</text:p>
      <text:p text:style-name="P6"/>
      <text:p text:style-name="P20">Mezzo condiviso</text:p>
      <text:p text:style-name="P2">Il mezzo condiviso simula la comunicazione via etere ed è comune a tutte le stazioni.</text:p>
      <text:list xml:id="list1524622418" text:continue-numbering="true" text:style-name="WWNum1">
        <text:list-item>
          <text:p text:style-name="P40">le stazioni trasmetteranno verso il mezzo condiviso</text:p>
        </text:list-item>
        <text:list-item>
          <text:p text:style-name="P40">il mezzo condiviso trasmetterà verso tutte le stazioni</text:p>
        </text:list-item>
      </text:list>
      <text:p text:style-name="P2"/>
      <text:p text:style-name="P2">Una simulazione corretta di trasmissione via etere avviene in questo modo (es:)</text:p>
      <text:list xml:id="list2037807295" text:continue-numbering="true" text:style-name="WWNum1">
        <text:list-item>
          <text:p text:style-name="P40">sta1 vuole trasmettere verso sta2</text:p>
        </text:list-item>
        <text:list-item>
          <text:p text:style-name="P40">sta1 trasmette verso il mezzo condiviso </text:p>
        </text:list-item>
        <text:list-item>
          <text:p text:style-name="P40">il mezzo condiviso replicherà il messaggio a sta2 e sta4 (sta3 viene esclusa perché non è nel raggio di visibilità, mentre sta1 viene esclusa perché è il mittente).</text:p>
        </text:list-item>
        <text:list-item>
          <text:p text:style-name="P40">sta2 accetta il messaggio mentre sta4 lo scarta perché non è destinato a lei.</text:p>
        </text:list-item>
      </text:list>
      <text:p text:style-name="P2"/>
      <text:p text:style-name="P2">Il mezzo condiviso dovrà simulare ritardi ed errori di trasmissione:</text:p>
      <text:list xml:id="list505497840" text:continue-numbering="true" text:style-name="WWNum1">
        <text:list-item>
          <text:p text:style-name="P40">ritardi : bisogna trattenere i pacchetti per xx ms prima di trasmetterli</text:p>
        </text:list-item>
        <text:list-item>
          <text:p text:style-name="P40">errori : definiti da una costante con valore di default del 10%</text:p>
        </text:list-item>
      </text:list>
      <text:p text:style-name="P2"/>
      <text:p text:style-name="P22"><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6">In particolare macDest e macRecv sono rispettivamente i mac address della stazione a cui si vuole spedire e della stazione dalla quale si riceve.</text:p>
      <text:p text:style-name="P6"/>
      <text:p text:style-name="P27"><text:span text:style-name="T3">S</text:span>celte implementative</text:p>
      <text:p text:style-name="P20"/>
      <text:p text:style-name="P20"><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text:span text:style-name="T4">bloccante solo nel caso il buffer di ricezione locale risulterà pieno.</text:span></text:p>
      <text:p text:style-name="P2">Recv sarà bloccante, in attesa di dati.</text:p>
      <text:p text:style-name="P2">Per semplicità di implementazione i mac address di destinazione vengono scelti tra un set di indirizzi possibili in modo da limitare la possibilità di errore.</text:p>
      <text:p text:style-name="P6">In fase di creazione del thread l'applicazione riceverà il numero ad essa associato (che dovrà coincidere con il numero della sua stazione).</text:p>
      <text:p text:style-name="P6"/>
      <text:p text:style-name="P20">Send</text:p>
      <text:p text:style-name="P1">int Send (macDest, <text:s/>buffer, lenght)<text:tab/>NOTA scrivere i tipi quando disponibili</text:p>
      <text:p text:style-name="P11">macDest<text:tab/>mac address della stazione alla quale si vuole trasmettere.</text:p>
      <text:p text:style-name="P11">buffer<text:tab/>messaggio da trasmettere. Per semplicità si può decidere di trasmettere solo messaggi sottoforma di array di caratteri</text:p>
      <text:p text:style-name="P12"><text:span text:style-name="T1">length <text:tab/>lunghezza del messaggio. Non può essere più lungo di _sr_maxbuf </text:span><text:span text:style-name="T5">(da definire</text:span><text:span text:style-name="T2">)</text:span></text:p>
      <text:p text:style-name="P10"/>
      <text:p text:style-name="P2">Send è di tipo bloccante <text:span text:style-name="T4">(ma solo nel caso il buffer di trasmissione locale sia pieno) </text:span>e deve garantire l'avvenuta spedizione all'applicazione (cioè l'applicazione considera i dati sempre correttamente spediti). Questo significa che dovrà gestire eventuali situazioni di ritrasmissione nel caso il buffer di trasmissione sia pieno.</text:p>
      <text:p text:style-name="P2">Ricordo che per semplicità stiamo ipotizzando di lavorare in un sistema esente da guasti e quindi i buffer, anche se pieni, si dovrebbero svuotare naturalmente in breve tempo.</text:p>
      <text:p text:style-name="P2"/>
      <text:p text:style-name="P2">Send permette alle applicazioni di inviare dati alle applicazioni che si trovano entro il suo raggio di visibilità.</text:p>
      <text:p text:style-name="P2">Da un punto di vista operativo Send non fa altro che trasferire, mediante una pipe, il contenuto di macDest, buffer e lenght dentro una struttura dati che rappresenta il buffer di trasmissione locale.</text:p>
      <text:p text:style-name="P10">---------------------</text:p>
      <text:p text:style-name="P2">Scelta implementativa da concordare con la parte "stazione"</text:p>
      <text:p text:style-name="P2">I dati nel buffer possono essere trasferiti in due modi</text:p>
      <text:list xml:id="list1085013639767274808" text:style-name="WWNum2">
        <text:list-item>
          <text:p text:style-name="P43">mediante struttura. In questo caso servirà una struttura per ogni messaggio inviato. Bisognerà quindi stabilire un limite massimo di strutture accettate.</text:p>
        </text:list-item>
      </text:list>
      <text:p text:style-name="P13"><text:tab/>Questa soluzione è comoda per il programmatore ma può introdurre diversi livelli di inefficienza. Per esempio, se arrivano molti messaggi brevi allora il numero di strutture disponibili potrebbe esaurirsi subito.</text:p>
      <text:p text:style-name="P14">2<text:tab/>mediante pacchettizzazione. In questo caso i dati devono essere pacchettizati secondo un formato condiviso con il lato stazione e possono risiedere in un unico buffer. Questa soluzione è un po' più scomoda per il programmatore ma permette di utilizzare un unico array e ottimizzare l'occupazione di memoria.</text:p>
      <text:p text:style-name="P10">---------------------</text:p>
      <text:p text:style-name="P10"/>
      <text:p text:style-name="P2">Il buffer di trasmissione locale sarà protetto da una mutex che darà l'accesso esclusivo all'applicazione o alla stazione. <text:span text:style-name="T4">Se il buffer di trasmissione locale è pieno allora la stazione può decidere di tenere la mutua esclusione finché non riesce a liberare spazio sul buffer.</text:span></text:p>
      <text:p text:style-name="P9"><text:span text:style-name="T1">Send dovrà tenere traccia dell'associazione applicazione </text:span><text:span text:style-name="T2">-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text:soft-page-break/></text:p>
      <text:p text:style-name="P20">Recv </text:p>
      <text:p text:style-name="P1">int Recv (&amp;macRecv, &amp;buffer, &amp;length)<text:tab/>NOTA scrivere i tipi quando disponibili</text:p>
      <text:p text:style-name="P11">macRecv<text:tab/>mac address della stazione che da spedito i dati.</text:p>
      <text:p text:style-name="P11">buffer<text:tab/>messaggio da leggere. </text:p>
      <text:p text:style-name="P12"><text:span text:style-name="T1">length <text:tab/>lunghezza del messaggio. Non può essere più lungo di _sr_maxbuf </text:span><text:span text:style-name="T5">(da definire</text:span><text:span text:style-name="T2">)</text:span></text:p>
      <text:p text:style-name="P10"/>
      <text:p text:style-name="P2">Valgono le considerazioni fatte per Send, a parte quando segue:</text:p>
      <text:p text:style-name="P6">Recv è di tipo bloccante. L'applicazione verrà bloccata finché non verranno ricevuti dei dati dalla stazione associata.</text:p>
      <text:p text:style-name="P6"/>
      <text:p text:style-name="P20">Stazioni</text:p>
      <text:p text:style-name="P2">Si è scelto di implementare un thread di servizio per ogni stazione. Questo permette di simulare il comportamento della scheda WiFi della macchina.</text:p>
      <text:p text:style-name="P2">Questo può essere visto come uno strato intermedio tra l'applicazione e il mezzo condiviso.</text:p>
      <text:p text:style-name="P5">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text:span text:style-name="T6">- </text:span>applicazione e stazione comunicano tramite pipe</text:p>
      <text:p text:style-name="P2"><text:span text:style-name="T6">- </text:span>stazione e mezzo condiviso comunicano tramite socket</text:p>
      <text:p text:style-name="P2"/>
      <text:p text:style-name="P2">Quindi per chiarezza</text:p>
      <text:list xml:id="list1972247358" text:continue-list="list505497840" text:style-name="WWNum1">
        <text:list-item>
          <text:p text:style-name="P40">l'applicazione utilizzerà solo le pipe</text:p>
        </text:list-item>
        <text:list-item>
          <text:p text:style-name="P40">il mezzo condiviso utilizzerà solo socket</text:p>
        </text:list-item>
        <text:list-item>
          <text:p text:style-name="P40">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text:span text:style-name="T6">un'altra stazione.</text:span></text:p>
      <text:p text:style-name="P2"/>
      <text:p text:style-name="P2">La stazione deve garantire alla propria applicazione:</text:p>
      <text:list xml:id="list2086144958" text:continue-numbering="true" text:style-name="WWNum1">
        <text:list-item>
          <text:p text:style-name="P40">che i dati trasmessi vengano inviati correttamente</text:p>
        </text:list-item>
        <text:list-item>
          <text:p text:style-name="P40">che i dati ricevuti siano corretti da un punto di vista formale</text:p>
        </text:list-item>
      </text:list>
      <text:p text:style-name="P2"/>
      <text:p text:style-name="P2">Lato applicazione</text:p>
      <text:list xml:id="list320126252" text:continue-numbering="true" text:style-name="WWNum1">
        <text:list-item>
          <text:p text:style-name="P40">con il buffer di trasmissione non ci sono problemi. Appena ci sono dei dati disponibili si pacchettizzano (secondo il formato di pag.2 delle specifiche) e poi si può tentare una trasmissione verso il mezzo condiviso.</text:p>
        </text:list-item>
        <text:list-item>
          <text:p text:style-name="P40">con il buffer di ricezione bisogna gestire eventuali problemi relativi a buffer pieno. Se l'applicazione è sufficientemente veloce, questo non dovrebbe mai accadere, ma comunque è una situazione che deve essere prevista (e gestita). </text:p>
        </text:list-item>
      </text:list>
      <text:p text:style-name="P2"/>
      <text:p text:style-name="P2">Lato mezzo condiviso</text:p>
      <text:list xml:id="list705648264" text:continue-numbering="true" text:style-name="WWNum1">
        <text:list-item>
          <text:p text:style-name="P40"><text:soft-page-break/>in trasmissione: bisogna gestire eventuali perdite di pacchetti e quindi la ritrasmissione</text:p>
        </text:list-item>
        <text:list-item>
          <text:p text:style-name="P41">in ricezione bisogna controllare che tutti i pacchetti siano arrivati. Nel caso se ne sia perso qualcuno, allora bisogna richiedere la ritrasmissione. I dati ricevuti devono essere spacchettati prima di essere consegnati nel buffer locale di ricezione. Inoltre tutti i pacchetti non destinati alla stazione devono essere scartati.</text:p>
        </text:list-item>
      </text:list>
      <text:p text:style-name="P29"/>
      <text:p text:style-name="P21">Mezzo condiviso</text:p>
      <text:p text:style-name="P3">Fase 0</text:p>
      <text:p text:style-name="P30">Il mezzo condiviso garantisce prende i dati e li replica alle stazioni dello stesso gruppo.</text:p>
      <text:p text:style-name="P30"/>
      <text:p text:style-name="P29"/>
      <text:p text:style-name="P28">Logica di gestione dei frame</text:p>
      <text:p text:style-name="P31"/>
      <text:p text:style-name="P31">Il mezzo condiviso fa da passante e controllore.</text:p>
      <text:p text:style-name="P32">Tutte le comunicazioni avvengono tra le stazioni a partire dalla fase di handshake, passando per la trasmissione dei dati fino ad arrivare alla chiusura.</text:p>
      <text:p text:style-name="P31"/>
      <text:p text:style-name="paragrafo"><text:span text:style-name="T11">Connessione (Mezzo condiviso / Stazioni)</text:span></text:p>
      <text:p text:style-name="P47"><text:span text:style-name="T11">Le stazioni si collegano al mezzo condiviso in fase di partenza e rimangono collegate per tutta la durata del processo. Successivamente non vengono accettate richieste di collegamento. Il collegamento viene considerato affidabile e permanente per tutta la durata del processo.</text:span></text:p>
      <text:p text:style-name="P47"><text:span text:style-name="T11">Fase di collegamento:</text:span></text:p>
      <text:p text:style-name="P47"><text:span text:style-name="T11">Il mezzo condiviso è in attesa di ricevere richieste di collegamento.</text:span></text:p>
      <text:p text:style-name="P47"><text:span text:style-name="T11">Le stazioni manderanno dei frame di controllo aventi la seguente configurazione:</text:span></text:p>
      <text:p text:style-name="P47"><text:span text:style-name="T11">data = 0;<text:tab/><text:tab/><text:tab/><text:tab/>/* frame di controllo */</text:span></text:p>
      <text:p text:style-name="P47"><text:span text:style-name="T11">tods = 1;<text:tab/><text:tab/><text:tab/><text:tab/>/* destinato al mezzo condiviso */</text:span></text:p>
      <text:p text:style-name="P47"><text:span text:style-name="T11">scan = 1;<text:tab/><text:tab/><text:tab/><text:tab/>/* scansione: richiesta di collegamento */</text:span></text:p>
      <text:p text:style-name="P47"><text:span text:style-name="T11">addr2 = mac del mezzo <text:tab/><text:tab/>/* mac address del mezzo */</text:span></text:p>
      <text:p text:style-name="P49"><text:span text:style-name="T12">Ad ogni richiesta il mezzo apre un nuovo descrittore e memorizza i dati della stazione.</text:span></text:p>
      <text:p text:style-name="P49"><text:span text:style-name="T12">Quando tutte le stazioni hanno inoltrato richiesta di collegamento allora il mezzo risponde ad ognuna settando</text:span><text:span text:style-name="T11"> scan = 2</text:span><text:span text:style-name="T12">.</text:span></text:p>
      <text:p text:style-name="P49"><text:span text:style-name="T12">A questo punto le stazioni sanno di essere collegate e possono cominciare la loro attività.</text:span></text:p>
      <text:p text:style-name="P31"/>
      <text:p text:style-name="P23"><text:span text:style-name="T6">Trasmissione (</text:span><text:span text:style-name="T8">Stazioni</text:span><text:span text:style-name="T6">)</text:span></text:p>
      <text:p text:style-name="P16">Quando una stazione vuole trasmettere ad un'altra stabilisce una durata di occupazione del mezzo e la inserisce nel campo Duration del frame pseudo 802.11</text:p>
      <text:p text:style-name="P16"/>
      <text:p text:style-name="P17">La durata del pacchetto ha solo due possibili valori:</text:p>
      <text:p text:style-name="P17">- 5 (cioè 500ms) per pacchetti tipo RTS, CTS e pacchetti di dimensione &lt; 100 bytes</text:p>
      <text:p text:style-name="P17">- 20 (cioè 2000ms) per gli altri pacchetti cioè ACK e pacchetti di dimensione &gt;= 100 bytes</text:p>
      <text:p text:style-name="P17"/>
      <text:p text:style-name="P17">Tutte le stazioni visibili ricevendo un pacchetto RTS sapranno che il canale sarà impegnato per il tempo indicato da Duration. Per tutto questo tempo le stazioni che hanno ricevuto il frame non possono occupare il canale.</text:p>
      <text:p text:style-name="P17"/>
      <text:p text:style-name="P17">La stazione che ha appena finito di trasmettere un frame, prima di trasmetterne un altro deve aspettare un tempo scelto casualmente tra 500ms e 1000ms (DIFS time). Questo serve per dare la possibilità ad altre stazioni di occupare il mezzo e quindi evitare <text:soft-page-break/>starvation.</text:p>
      <text:p text:style-name="P17"/>
      <text:p text:style-name="paragrafo"><text:span text:style-name="T7">Ricezione (</text:span><text:span text:style-name="T8">Stazioni</text:span><text:span text:style-name="T7">)</text:span></text:p>
      <text:p text:style-name="P18">Quando una stazione spedisce un frame, tutte le altre stazioni della stessa area lo riceveranno, ma solo il destinatario potrà utilizzare quel frame. Le altre stazioni dovranno scartare il frame.</text:p>
      <text:p text:style-name="P18">Se il frame è corrotto (CRC == 0) allora tutte le stazioni che ricevono il frame dovranno seguire le politiche di attesa causata da errore.</text:p>
      <text:p text:style-name="P18"/>
      <text:p text:style-name="P24">Inoltro (Mezzo Condiviso)</text:p>
      <text:p text:style-name="P19">Esistono 2 aree di copertura A1 e A2 così distribuite:</text:p>
      <text:p text:style-name="P19">STA1<text:tab/>→ A1</text:p>
      <text:p text:style-name="P19">STA2 <text:s/>→ A1</text:p>
      <text:p text:style-name="P19">STA3 <text:s/>→ A2</text:p>
      <text:p text:style-name="P19">STA4 <text:s/>→ A1 + A2</text:p>
      <text:p text:style-name="P19"/>
      <text:p text:style-name="P15"><text:span text:style-name="T9">Il mezzo condiviso conosce questa associazione e quando riceve un frame verifica se è </text:span><text:span text:style-name="T9">possibile accettarlo in base alla situazione contingente:</text:span></text:p>
      <text:list xml:id="list3966095628019370429" text:style-name="L1">
        <text:list-item>
          <text:p text:style-name="P37">L'area che vuole occupare la stazione è già occupata. Il pacchetto viene replicato con CRC = 0 (errore)</text:p>
        </text:list-item>
        <text:list-item>
          <text:p text:style-name="P37">L'area che vuole occupare la stazione non è occupata. Il mezzo condiviso segna come occupata l'area richiesta e comincia ad inoltrare i pacchetti.</text:p>
        </text:list-item>
      </text:list>
      <text:p text:style-name="P7">Siccome STA4 è visibile a tutti, quando deve trasmettere occuperà entrambe le aree.</text:p>
      <text:p text:style-name="P7"/>
      <text:p text:style-name="P7">Vediamo un altro scenario.</text:p>
      <text:p text:style-name="P7">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7">Con “stazioni raggiungibili elettromagneticamente” si intendono tutte le stazioni che condividono la stessa area del mittente. Quindi nel caso di STA4 saranno tutte le altre.</text:p>
      <text:p text:style-name="P7"/>
      <text:p text:style-name="P7">Il mezzo deve simulare i ritardi dovuti ad una trasmissione radio e quindi inoltrerà i primi n-1 bytes di dati immediatamente, mentre prima di inoltrare l'ultimo byte di dati aspetta lo scadere del tempo indicato in duration.</text:p>
      <text:p text:style-name="P4"><text:span text:style-name="T9">Per fare questo deve aprire il pacchetto togliere l'ultimo byte della parte dati </text:span><text:span text:style-name="T10">e comporre due frame da fare partire in due istanti diversi.</text:span></text:p>
      <text:p text:style-name="P8">Allo stesso modo la stazione ricevente dovrà ricomporre il messaggio.</text:p>
      <text:p text:style-name="P33"/>
      <text:p text:style-name="P25">Collisioni (Mezzo Condiviso / Stazioni)</text:p>
      <text:p text:style-name="P34">Nel nostro caso l'unico problema di collisione si può presentare sulla STA4. Potrebbe verificarsi il seguente scenario:</text:p>
      <text:p text:style-name="P34">STA3 comincia la trasmissione con STA4</text:p>
      <text:p text:style-name="P34">STA1 trova l'area libera e trasmette a STA4.</text:p>
      <text:p text:style-name="P34">A questo punto si verifica una collisione perché STA4 riceve frame da due stazioni distinte.</text:p>
      <text:p text:style-name="P34">Il mezzo condiviso riesce a rilevare la situazione e reagisce nel seguente modo:</text:p>
      <text:list xml:id="list6490148706493573336" text:style-name="L2">
        <text:list-item>
          <text:p text:style-name="P38">il frame di STA3 (cioè della prima stazione che ha stabilito il collegamento con STA4) viene dichiarato corrotto (CRC = 0) ed inoltrato a STA4.</text:p>
        </text:list-item>
        <text:list-item>
          <text:p text:style-name="P38">Il frame di STA1 viene scarta dal mezzo condiviso (non viene inoltrato a destinazione)</text:p>
        </text:list-item>
      </text:list>
      <text:p text:style-name="P34"><text:soft-page-break/>In questo caso le stazioni STA4, STA3 e STA1 dovranno seguire le politiche di attesa anche se per due motivi diversi:</text:p>
      <text:list xml:id="list6684071458679227726" text:style-name="L3">
        <text:list-item>
          <text:p text:style-name="P39">STA4 → attesa per errore</text:p>
        </text:list-item>
        <text:list-item>
          <text:p text:style-name="P39">STA1 e STA3 → attesa per mancata risposta (rispettivamente CTS e ACK)</text:p>
        </text:list-item>
      </text:list>
      <text:p text:style-name="P34"/>
      <text:p text:style-name="P25">Ritrasmissione (Stazioni)</text:p>
      <text:p text:style-name="P34">Il pacchetto viene considerato spedito solo se la sequenza RTS → CTS ← Dati → ACK ← si è conclusa completamente.</text:p>
      <text:p text:style-name="P34">In caso di mancata conclusione, allora si devono seguire le politiche di attesa e poi si ritrasmette.</text:p>
      <text:p text:style-name="P34">Intanto si possono ricevere dati dalle applicazioni (mediante Send) finché il buffer di trasmissione locale ha capienza. Terminato lo spazio la stazione deve prendere la mutua esclusione sul buffer e rilasciarla solo quando i dati sono stati trasmessi.</text:p>
      <text:p text:style-name="P34"/>
      <text:p text:style-name="P26">Attesa dopo errore o mancata risposta (Stazioni)</text:p>
      <text:p text:style-name="P35">Le stazioni si comportano allo stesso modo sia se ricevono un pacchetto affetto da errore (CRC == 0) sia se non ricevono risposta entro il tempo indicato da Duration.</text:p>
      <text:p text:style-name="P35"/>
      <text:p text:style-name="P35">In questo caso la stazione aspetta un tempo scelto casualmente tra 4 e 6 secondi (EIFS time). Passato questo tempo la stazione può ritentare la trasmissione.</text:p>
      <text:p text:style-name="P35">In questo periodo continua a leggere i frame inviati da altre stazioni in modo da essere aggiornata su eventuali occupazioni di canale. Se in questo periodo la stazione “bloccata” riceve dei frame in cui compare come destinatario deve comunque scartare i pacchetti perché tanto non può rispondere.</text:p>
      <text:p text:style-name="P35"/>
      <text:p text:style-name="P35"/>
      <text:p text:style-name="P35"/>
      <text:p text:style-name="P44">SEMPLIFICAZIONI PER COMINCIARE<text:line-break/></text:p>
      <text:p text:style-name="P45">Viene trasmesso e ricevuto un solo frame dati per ogni sessione, cioè si verifica la situazione</text:p>
      <text:p text:style-name="P45">RTS → CTS → dati → ACK</text:p>
      <text:p text:style-name="P45">e non la situazione</text:p>
      <text:p text:style-name="P45">RTS → CTS → dati → ACK → dati → ACK ….. → dati → ACK </text:p>
      <text:p text:style-name="P45"/>
      <text:p text:style-name="P45">Il mezzo condiviso spedisce il frame intero dopo il ritardo indicato da duration. In questo modo non si devono spacchettare e ricomporre i frame</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3-09-01T06:53:17</dc:date>
    <dc:creator>carlo </dc:creator>
    <meta:editing-duration>PT1H52M23S</meta:editing-duration>
    <meta:editing-cycles>13</meta:editing-cycles>
    <meta:generator>LibreOffice/4.0.2.2$Linux_x86 LibreOffice_project/400m0$Build-2</meta:generator>
    <meta:document-statistic meta:table-count="0" meta:image-count="0" meta:object-count="0" meta:page-count="6" meta:paragraph-count="152" meta:word-count="2288" meta:character-count="14421" meta:non-whitespace-character-count="12281"/>
  </office:meta>
</office:document-meta>
</file>